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e15" officeooo:paragraph-rsid="000a4e15"/>
    </style:style>
    <style:style style:name="P2" style:family="paragraph" style:parent-style-name="Standard" style:list-style-name="L1">
      <style:text-properties officeooo:rsid="000a4e15" officeooo:paragraph-rsid="000a4e15"/>
    </style:style>
    <style:style style:name="P3" style:family="paragraph" style:parent-style-name="Standard" style:list-style-name="L1">
      <style:text-properties officeooo:rsid="000ade09" officeooo:paragraph-rsid="000ade09"/>
    </style:style>
    <style:style style:name="P4" style:family="paragraph" style:parent-style-name="Standard" style:list-style-name="L1">
      <style:text-properties officeooo:rsid="0010862c" officeooo:paragraph-rsid="0010862c"/>
    </style:style>
    <style:style style:name="P5" style:family="paragraph" style:parent-style-name="Standard" style:list-style-name="L1">
      <style:text-properties officeooo:rsid="0010e7c8" officeooo:paragraph-rsid="0010e7c8"/>
    </style:style>
    <style:style style:name="P6" style:family="paragraph" style:parent-style-name="Standard" style:list-style-name="L1">
      <style:text-properties officeooo:rsid="0010e7c8" officeooo:paragraph-rsid="0013d07e"/>
    </style:style>
    <style:style style:name="P7" style:family="paragraph" style:parent-style-name="Standard" style:list-style-name="L1">
      <style:text-properties officeooo:rsid="0010e7c8" officeooo:paragraph-rsid="00154504"/>
    </style:style>
    <style:style style:name="P8" style:family="paragraph" style:parent-style-name="Standard" style:list-style-name="L1">
      <style:text-properties officeooo:rsid="0010e7c8" officeooo:paragraph-rsid="0015fa8a"/>
    </style:style>
    <style:style style:name="P9" style:family="paragraph" style:parent-style-name="Standard" style:list-style-name="L1">
      <style:text-properties officeooo:rsid="0010e7c8" officeooo:paragraph-rsid="0017226f"/>
    </style:style>
    <style:style style:name="P10" style:family="paragraph" style:parent-style-name="Standard" style:list-style-name="L1">
      <style:text-properties officeooo:rsid="0011f5d9" officeooo:paragraph-rsid="0011f5d9"/>
    </style:style>
    <style:style style:name="P11" style:family="paragraph" style:parent-style-name="Standard" style:list-style-name="L1">
      <style:text-properties officeooo:rsid="0011f5d9" officeooo:paragraph-rsid="001a2e30"/>
    </style:style>
    <style:style style:name="P12" style:family="paragraph" style:parent-style-name="Standard" style:list-style-name="L1">
      <style:text-properties officeooo:rsid="0011f5d9" officeooo:paragraph-rsid="001ae7e2"/>
    </style:style>
    <style:style style:name="P13" style:family="paragraph" style:parent-style-name="Standard" style:list-style-name="L1">
      <style:text-properties officeooo:rsid="0013338b" officeooo:paragraph-rsid="0013338b"/>
    </style:style>
    <style:style style:name="P14" style:family="paragraph" style:parent-style-name="Standard" style:list-style-name="L1">
      <style:text-properties officeooo:rsid="0013338b" officeooo:paragraph-rsid="001ae7e2"/>
    </style:style>
    <style:style style:name="P15" style:family="paragraph" style:parent-style-name="Standard" style:list-style-name="L1">
      <style:text-properties officeooo:rsid="0013338b" officeooo:paragraph-rsid="001b6905"/>
    </style:style>
    <style:style style:name="P16" style:family="paragraph" style:parent-style-name="Standard" style:list-style-name="L1">
      <style:text-properties officeooo:rsid="0013d07e" officeooo:paragraph-rsid="0013d07e"/>
    </style:style>
    <style:style style:name="P17" style:family="paragraph" style:parent-style-name="Standard" style:list-style-name="L1">
      <style:text-properties officeooo:rsid="0013d07e" officeooo:paragraph-rsid="001a2e30"/>
    </style:style>
    <style:style style:name="P18" style:family="paragraph" style:parent-style-name="Standard" style:list-style-name="L1">
      <style:text-properties officeooo:rsid="00154504" officeooo:paragraph-rsid="00154504"/>
    </style:style>
    <style:style style:name="P19" style:family="paragraph" style:parent-style-name="Standard" style:list-style-name="L1">
      <style:text-properties officeooo:rsid="0015fa8a" officeooo:paragraph-rsid="0015fa8a"/>
    </style:style>
    <style:style style:name="P20" style:family="paragraph" style:parent-style-name="Standard" style:list-style-name="L1">
      <style:text-properties officeooo:rsid="0017226f" officeooo:paragraph-rsid="0017226f"/>
    </style:style>
    <style:style style:name="P21" style:family="paragraph" style:parent-style-name="Standard" style:list-style-name="L1">
      <style:text-properties officeooo:rsid="0017226f" officeooo:paragraph-rsid="001a2e30"/>
    </style:style>
    <style:style style:name="P22" style:family="paragraph" style:parent-style-name="Standard" style:list-style-name="L1">
      <style:text-properties officeooo:rsid="0017226f" officeooo:paragraph-rsid="001ae7e2"/>
    </style:style>
    <style:style style:name="P23" style:family="paragraph" style:parent-style-name="Standard" style:list-style-name="L1">
      <style:text-properties officeooo:rsid="0017226f" officeooo:paragraph-rsid="001b6905"/>
    </style:style>
    <style:style style:name="P24" style:family="paragraph" style:parent-style-name="Standard" style:list-style-name="L1">
      <style:text-properties fo:color="#000000" officeooo:rsid="0010e7c8" officeooo:paragraph-rsid="0010e7c8"/>
    </style:style>
    <style:style style:name="P25" style:family="paragraph" style:parent-style-name="Standard" style:list-style-name="L1">
      <style:text-properties fo:color="#000000" officeooo:rsid="0017226f" officeooo:paragraph-rsid="0017226f"/>
    </style:style>
    <style:style style:name="P26" style:family="paragraph" style:parent-style-name="Standard" style:list-style-name="L1">
      <style:text-properties officeooo:rsid="001a2e30" officeooo:paragraph-rsid="001a2e30"/>
    </style:style>
    <style:style style:name="P27" style:family="paragraph" style:parent-style-name="Standard" style:list-style-name="L1">
      <style:text-properties officeooo:rsid="001ae7e2" officeooo:paragraph-rsid="001ae7e2"/>
    </style:style>
    <style:style style:name="P28" style:family="paragraph" style:parent-style-name="Standard" style:list-style-name="L1">
      <style:text-properties officeooo:rsid="001b6905" officeooo:paragraph-rsid="001b6905"/>
    </style:style>
    <style:style style:name="T1" style:family="text">
      <style:text-properties officeooo:rsid="0011f5d9"/>
    </style:style>
    <style:style style:name="T2" style:family="text">
      <style:text-properties fo:color="#ef413d"/>
    </style:style>
    <style:style style:name="T3" style:family="text">
      <style:text-properties fo:color="#ef413d" officeooo:rsid="0013d07e"/>
    </style:style>
    <style:style style:name="T4" style:family="text">
      <style:text-properties fo:color="#ef413d" officeooo:rsid="00154504"/>
    </style:style>
    <style:style style:name="T5" style:family="text">
      <style:text-properties fo:color="#000000"/>
    </style:style>
    <style:style style:name="T6" style:family="text">
      <style:text-properties fo:color="#000000" officeooo:rsid="0013d07e"/>
    </style:style>
    <style:style style:name="T7" style:family="text">
      <style:text-properties fo:color="#000000" officeooo:rsid="00154504"/>
    </style:style>
    <style:style style:name="T8" style:family="text">
      <style:text-properties fo:color="#000000" officeooo:rsid="0017226f"/>
    </style:style>
    <style:style style:name="T9" style:family="text">
      <style:text-properties fo:color="#000000" officeooo:rsid="00183778"/>
    </style:style>
    <style:style style:name="T10" style:family="text">
      <style:text-properties fo:color="#000000" officeooo:rsid="001a2e30"/>
    </style:style>
    <style:style style:name="T11" style:family="text">
      <style:text-properties fo:color="#000000" officeooo:rsid="001ae7e2"/>
    </style:style>
    <style:style style:name="T12" style:family="text">
      <style:text-properties fo:color="#000000" officeooo:rsid="001b6905"/>
    </style:style>
    <style:style style:name="T13" style:family="text">
      <style:text-properties fo:color="#5c2d91"/>
    </style:style>
    <style:style style:name="T14" style:family="text">
      <style:text-properties fo:color="#5c2d91" officeooo:rsid="0013d07e"/>
    </style:style>
    <style:style style:name="T15" style:family="text">
      <style:text-properties fo:color="#5c2d91" officeooo:rsid="00154504"/>
    </style:style>
    <style:style style:name="T16" style:family="text">
      <style:text-properties fo:color="#5c2d91" officeooo:rsid="001a2e30"/>
    </style:style>
    <style:style style:name="T17" style:family="text">
      <style:text-properties fo:color="#5c2d91" officeooo:rsid="001ae7e2"/>
    </style:style>
    <style:style style:name="T18" style:family="text">
      <style:text-properties fo:color="#5c2d91" officeooo:rsid="001b6905"/>
    </style:style>
    <style:style style:name="T19" style:family="text">
      <style:text-properties fo:color="#21409a"/>
    </style:style>
    <style:style style:name="T20" style:family="text">
      <style:text-properties fo:color="#21409a" officeooo:rsid="0013d07e"/>
    </style:style>
    <style:style style:name="T21" style:family="text">
      <style:text-properties fo:color="#21409a" officeooo:rsid="0011f5d9"/>
    </style:style>
    <style:style style:name="T22" style:family="text">
      <style:text-properties fo:color="#21409a" officeooo:rsid="0017226f"/>
    </style:style>
    <style:style style:name="T23" style:family="text">
      <style:text-properties fo:color="#21409a" officeooo:rsid="00154504"/>
    </style:style>
    <style:style style:name="T24" style:family="text">
      <style:text-properties fo:color="#21409a" officeooo:rsid="001ae7e2"/>
    </style:style>
    <style:style style:name="T25" style:family="text">
      <style:text-properties fo:color="#ed1c24"/>
    </style:style>
    <style:style style:name="T26" style:family="text">
      <style:text-properties fo:color="#ed1c24" officeooo:rsid="0011f5d9"/>
    </style:style>
    <style:style style:name="T27" style:family="text">
      <style:text-properties fo:color="#ed1c24" officeooo:rsid="0017226f"/>
    </style:style>
    <style:style style:name="T28" style:family="text">
      <style:text-properties fo:color="#ed1c24" officeooo:rsid="001b690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1ae7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R 122U API</text:p>
      <text:p text:style-name="P1"/>
      <text:list xml:id="list3586642694" text:style-name="L1">
        <text:list-item>
          <text:p text:style-name="P2">Soporte PC/SC</text:p>
        </text:list-item>
        <text:list-item>
          <text:p text:style-name="P2">Itermediario de PC y el dispositivo NFC</text:p>
          <text:list>
            <text:list-item>
              <text:p text:style-name="P2">Envía los comandos del pPC</text:p>
            </text:list-item>
          </text:list>
        </text:list-item>
        <text:list-item>
          <text:p text:style-name="P2">Usa APDUs de PC/SC</text:p>
        </text:list-item>
        <text:list-item>
          <text:p text:style-name="P3">Características</text:p>
          <text:list>
            <text:list-item>
              <text:p text:style-name="P3">Soporte CCID</text:p>
            </text:list-item>
            <text:list-item>
              <text:p text:style-name="P3">Traspaso de datos a 424 kbps</text:p>
            </text:list-item>
            <text:list-item>
              <text:p text:style-name="P3">Soporte para cualquier tarjeta y etiqueta NFC</text:p>
            </text:list-item>
            <text:list-item>
              <text:p text:style-name="P3">Anti-colisión de fábrica</text:p>
            </text:list-item>
            <text:list-item>
              <text:p text:style-name="P3">API con soporte a PC/SC y CT-API</text:p>
            </text:list-item>
            <text:list-item>
              <text:p text:style-name="P3">Periferales programables</text:p>
            </text:list-item>
            <text:list-item>
              <text:p text:style-name="P3">Soporte android OS 3.1 o mayor</text:p>
            </text:list-item>
            <text:list-item>
              <text:p text:style-name="P3">Soporta los estándares ISO 14443, CE, FCC, KC, VCCI, PC/SC, CCID, Microsoft WHQL, RoHs</text:p>
            </text:list-item>
          </text:list>
        </text:list-item>
        <text:list-item>
          <text:p text:style-name="P3">Interfaz PICC</text:p>
          <text:list>
            <text:list-item>
              <text:p text:style-name="P4">Generación de Answer-To-Reset</text:p>
            </text:list-item>
            <text:list-item>
              <text:p text:style-name="P26">Datos entregados en <text:span text:style-name="T29">hexadecimal</text:span></text:p>
            </text:list-item>
          </text:list>
        </text:list-item>
        <text:list-item>
          <text:p text:style-name="P5">Comandos</text:p>
          <text:list>
            <text:list-item>
              <text:p text:style-name="P5">Get data: {FF CA <text:span text:style-name="T3">P1</text:span> 00 00}</text:p>
              <text:list>
                <text:list-item>
                  <text:p text:style-name="P24">Consigue UID y ATS de la tarjeta</text:p>
                </text:list-item>
                <text:list-item>
                  <text:p text:style-name="P25"><text:span text:style-name="T25">P1:</text:span></text:p>
                  <text:list>
                    <text:list-item>
                      <text:p text:style-name="P6"><text:span text:style-name="T2">00: </text:span><text:span text:style-name="T6">indica si se recibirá UID</text:span></text:p>
                    </text:list-item>
                    <text:list-item>
                      <text:p text:style-name="P6"><text:span text:style-name="T2">0</text:span><text:span text:style-name="T3">1</text:span><text:span text:style-name="T2">: </text:span><text:span text:style-name="T6">indica si se recibirá ATS</text:span></text:p>
                    </text:list-item>
                  </text:list>
                </text:list-item>
                <text:list-item>
                  <text:p text:style-name="P16"><text:span text:style-name="T5">Respuestas:</text:span></text:p>
                  <text:list>
                    <text:list-item>
                      <text:p text:style-name="P16"><text:span text:style-name="T5">UID: |</text:span><text:span text:style-name="T11">{</text:span><text:span text:style-name="T5">LSB - MSB</text:span><text:span text:style-name="T11">}</text:span><text:span text:style-name="T5">|</text:span><text:span text:style-name="T10">RG</text:span><text:span text:style-name="T5">|</text:span></text:p>
                    </text:list-item>
                    <text:list-item>
                      <text:p text:style-name="P16"><text:span text:style-name="T5">ATS: |ATS|</text:span><text:span text:style-name="T10">RG</text:span><text:span text:style-name="T5">|</text:span></text:p>
                    </text:list-item>
                  </text:list>
                </text:list-item>
              </text:list>
            </text:list-item>
            <text:list-item>
              <text:p text:style-name="P5">Load a key: {FF 82 <text:span text:style-name="T3">KS</text:span> <text:span text:style-name="T14">KN</text:span> 06 <text:span text:style-name="T20">KEY</text:span>}</text:p>
              <text:list>
                <text:list-item>
                  <text:p text:style-name="P5">Carga las llaves de autenticación al lector</text:p>
                </text:list-item>
                <text:list-item>
                  <text:p text:style-name="P7"><text:span text:style-name="T3">KS: </text:span><text:span text:style-name="T7">ubicación de la memoria asignada</text:span></text:p>
                  <text:list>
                    <text:list-item>
                      <text:p text:style-name="P7"><text:span text:style-name="T4">00: </text:span><text:span text:style-name="T7">memoria del lector</text:span></text:p>
                    </text:list-item>
                    <text:list-item>
                      <text:p text:style-name="P18"><text:span text:style-name="T3">O</text:span><text:span text:style-name="T2">tro: <text:s/></text:span><text:span text:style-name="T5">memoria reservada</text:span></text:p>
                    </text:list-item>
                  </text:list>
                </text:list-item>
                <text:list-item>
                  <text:p text:style-name="P6"><text:span text:style-name="T14">KN:</text:span><text:span text:style-name="T15"> </text:span><text:span text:style-name="T7">ubicación de la llave</text:span></text:p>
                  <text:list>
                    <text:list-item>
                      <text:p text:style-name="P19"><text:span text:style-name="T7">D</text:span><text:span text:style-name="T5">esde </text:span><text:span text:style-name="T13">00</text:span><text:span text:style-name="T5"> a </text:span><text:span text:style-name="T13">01</text:span></text:p>
                    </text:list-item>
                  </text:list>
                </text:list-item>
                <text:list-item>
                  <text:p text:style-name="P7"><text:span text:style-name="T20">KEY: </text:span><text:span text:style-name="T7">llave</text:span></text:p>
                  <text:list>
                    <text:list-item>
                      <text:p text:style-name="P19"><text:span text:style-name="T7">6 </text:span><text:span text:style-name="T5">bytes</text:span></text:p>
                    </text:list-item>
                  </text:list>
                </text:list-item>
                <text:list-item>
                  <text:p text:style-name="P26"><text:span text:style-name="T5">Respuesta: |RG|</text:span></text:p>
                </text:list-item>
              </text:list>
            </text:list-item>
            <text:list-item>
              <text:p text:style-name="P9">Authenticacion: <text:span text:style-name="T1">{FF 86 00 00 05 01 00 </text:span><text:span text:style-name="T26">BN</text:span><text:span text:style-name="T1"> </text:span><text:span text:style-name="T21">KT</text:span><text:span text:style-name="T1"> </text:span><text:span text:style-name="T14">KN</text:span><text:span text:style-name="T1">}</text:span></text:p>
              <text:list>
                <text:list-item>
                  <text:p text:style-name="P10">Autentica l4 10a conección con la tarjeta para el sector</text:p>
                </text:list-item>
                <text:list-item>
                  <text:p text:style-name="P8"><text:span text:style-name="T14">KN:</text:span><text:span text:style-name="T15"> </text:span><text:span text:style-name="T7">ubicación de la llave</text:span></text:p>
                  <text:list>
                    <text:list-item>
                      <text:p text:style-name="P19"><text:span text:style-name="T7">D</text:span><text:span text:style-name="T5">esde </text:span><text:span text:style-name="T13">00</text:span><text:span text:style-name="T5"> a </text:span><text:span text:style-name="T13">01</text:span></text:p>
                    </text:list-item>
                  </text:list>
                </text:list-item>
                <text:list-item>
                  <text:p text:style-name="P9"><text:span text:style-name="T20">K</text:span><text:span text:style-name="T22">T</text:span><text:span text:style-name="T20">: </text:span><text:span text:style-name="T8">tipo de llave</text:span></text:p>
                  <text:list>
                    <text:list-item>
                      <text:p text:style-name="P20"><text:span text:style-name="T23">6</text:span><text:span text:style-name="T19">0:</text:span><text:span text:style-name="T5"> Tipo A</text:span></text:p>
                    </text:list-item>
                    <text:list-item>
                      <text:p text:style-name="P20"><text:span text:style-name="T19">61:</text:span><text:span text:style-name="T5"> Tipo B</text:span></text:p>
                    </text:list-item>
                  </text:list>
                </text:list-item>
                <text:list-item>
                  <text:p text:style-name="P20"><text:span text:style-name="T25">BN:</text:span><text:span text:style-name="T5"> </text:span><text:span text:style-name="T9">bloque a autenticar</text:span></text:p>
                </text:list-item>
                <text:list-item>
                  <text:p text:style-name="P26"><text:span text:style-name="T9">R</text:span><text:span text:style-name="T5">espuesta: |RG|</text:span></text:p>
                </text:list-item>
              </text:list>
            </text:list-item>
            <text:list-item>
              <text:p text:style-name="P11">Read Binary Blocks: {FF B0 00 <text:span text:style-name="T25">BN</text:span> <text:span text:style-name="T16">BTR</text:span>}</text:p>
              <text:list>
                <text:list-item>
                  <text:p text:style-name="P10">Lee los bytes del bloque</text:p>
                </text:list-item>
                <text:list-item>
                  <text:p text:style-name="P21"><text:soft-page-break/><text:span text:style-name="T25">BN:</text:span><text:span text:style-name="T5"> </text:span><text:span text:style-name="T9">bloque a </text:span><text:span text:style-name="T10">leer</text:span></text:p>
                </text:list-item>
                <text:list-item>
                  <text:p text:style-name="P11"><text:span text:style-name="T16">BTR: </text:span><text:span text:style-name="T10">Bytes a leer</text:span></text:p>
                </text:list-item>
                <text:list-item>
                  <text:p text:style-name="P26"><text:span text:style-name="T10">R</text:span><text:span text:style-name="T5">espuesta: |DATA|RG| </text:span></text:p>
                </text:list-item>
              </text:list>
            </text:list-item>
            <text:list-item>
              <text:p text:style-name="P12">Update Binary Blocks: {FF D6 00 <text:span text:style-name="T27">BN</text:span> <text:span text:style-name="T16">BT</text:span><text:span text:style-name="T17">W</text:span> <text:span text:style-name="T24">DATA</text:span>}</text:p>
              <text:list>
                <text:list-item>
                  <text:p text:style-name="P10">Escribe datos en los bytes del bloque</text:p>
                </text:list-item>
                <text:list-item>
                  <text:p text:style-name="P22"><text:span text:style-name="T25">BN:</text:span><text:span text:style-name="T5"> </text:span><text:span text:style-name="T9">bloque a </text:span><text:span text:style-name="T11">escribir</text:span></text:p>
                </text:list-item>
                <text:list-item>
                  <text:p text:style-name="P12"><text:span text:style-name="T16">BTR: </text:span><text:span text:style-name="T10">Bytes a </text:span><text:span text:style-name="T11">escribir</text:span></text:p>
                </text:list-item>
                <text:list-item>
                  <text:p text:style-name="P12"><text:span text:style-name="T24">DATA</text:span><text:span text:style-name="T16">: </text:span><text:span text:style-name="T11">Datos</text:span></text:p>
                </text:list-item>
                <text:list-item>
                  <text:p text:style-name="P27"><text:span text:style-name="T5">Respuesta: |RG|</text:span></text:p>
                </text:list-item>
              </text:list>
            </text:list-item>
            <text:list-item>
              <text:p text:style-name="P12">Value block operation: {FF D7 00 <text:span text:style-name="T27">BN</text:span> 05 <text:span text:style-name="T17">OP</text:span> <text:span text:style-name="T24">VAL</text:span>}</text:p>
              <text:list>
                <text:list-item>
                  <text:p text:style-name="P13">Permite insertar o modificar valores en un bloque</text:p>
                </text:list-item>
                <text:list-item>
                  <text:p text:style-name="P22"><text:span text:style-name="T25">BN:</text:span><text:span text:style-name="T5"> </text:span><text:span text:style-name="T9">bloque a </text:span><text:span text:style-name="T11">modificar</text:span></text:p>
                </text:list-item>
                <text:list-item>
                  <text:p text:style-name="P12"><text:span text:style-name="T17">OP</text:span><text:span text:style-name="T16">: </text:span><text:span text:style-name="T11">Operación sobre el valor</text:span></text:p>
                  <text:list>
                    <text:list-item>
                      <text:p text:style-name="P12"><text:span text:style-name="T17">00: </text:span><text:span text:style-name="T11">Insertar </text:span><text:span text:style-name="T24">VAL</text:span></text:p>
                    </text:list-item>
                    <text:list-item>
                      <text:p text:style-name="P12"><text:span text:style-name="T17">01: </text:span><text:span text:style-name="T11">Aumentar valor en bloque por </text:span><text:span text:style-name="T24">VAL</text:span></text:p>
                    </text:list-item>
                    <text:list-item>
                      <text:p text:style-name="P12"><text:span text:style-name="T17">02: </text:span><text:span text:style-name="T11">Disminuir valor en bloque por </text:span><text:span text:style-name="T24">VAL</text:span></text:p>
                    </text:list-item>
                  </text:list>
                </text:list-item>
                <text:list-item>
                  <text:p text:style-name="P12"><text:span text:style-name="T24">VAL: </text:span><text:span text:style-name="T11">valor</text:span></text:p>
                </text:list-item>
                <text:list-item>
                  <text:p text:style-name="P27"><text:span text:style-name="T11">R</text:span><text:span text:style-name="T5">espuesta: |RG|</text:span></text:p>
                </text:list-item>
              </text:list>
            </text:list-item>
            <text:list-item>
              <text:p text:style-name="P14">Read Value Block: {FF B1 00 <text:span text:style-name="T27">BN</text:span> 04}</text:p>
              <text:list>
                <text:list-item>
                  <text:p text:style-name="P13">Permite extraer el valor del bloque</text:p>
                </text:list-item>
                <text:list-item>
                  <text:p text:style-name="P22"><text:span text:style-name="T25">BN:</text:span><text:span text:style-name="T5"> </text:span><text:span text:style-name="T9">bloque a </text:span><text:span text:style-name="T10">leer</text:span></text:p>
                </text:list-item>
                <text:list-item>
                  <text:p text:style-name="P27"><text:span text:style-name="T10">R</text:span><text:span text:style-name="T5">espuesta: |{MSB - LSB}|RG|</text:span></text:p>
                </text:list-item>
              </text:list>
            </text:list-item>
            <text:list-item>
              <text:p text:style-name="P15">Restore value block: {FF D7 00 <text:span text:style-name="T28">SB</text:span><text:span text:style-name="T27">N</text:span> 02 03 <text:span text:style-name="T18">TBN</text:span>}</text:p>
              <text:list>
                <text:list-item>
                  <text:p text:style-name="P13">Copia los valores de un bloque a otro</text:p>
                </text:list-item>
                <text:list-item>
                  <text:p text:style-name="P23"><text:span text:style-name="T28">SB</text:span><text:span text:style-name="T25">N:</text:span><text:span text:style-name="T5"> </text:span><text:span text:style-name="T9">bloque a </text:span><text:span text:style-name="T12">copiar</text:span></text:p>
                </text:list-item>
                <text:list-item>
                  <text:p text:style-name="P15"><text:span text:style-name="T18">TBN: </text:span><text:span text:style-name="T12">bloque objetivo</text:span></text:p>
                </text:list-item>
                <text:list-item>
                  <text:p text:style-name="P28"><text:span text:style-name="T12">R</text:span><text:span text:style-name="T5">espuesta: |RG|</text:span></text:p>
                </text:list-item>
              </text:list>
            </text:list-item>
            <text:list-item>
              <text:p text:style-name="P26">Respuesta general (RG): |SW1|SW2|</text:p>
              <text:list>
                <text:list-item>
                  <text:list>
                    <text:list-item>
                      <text:p text:style-name="P17"><text:span text:style-name="T5">Donde SW1 y SW2 indican si el comando fue aceptado, con 90 00 señalando validez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3:40.773312358</meta:creation-date>
    <dc:date>2019-02-20T19:42:03.982786265</dc:date>
    <meta:editing-duration>PT2H47M3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6" meta:word-count="445" meta:character-count="2053" meta:non-whitespace-character-count="1757"/>
  </office:meta>
</office:document-meta>
</file>